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Definition.getInitial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RepeaterDefinition( int initialSize , int minSize , int maxSize , boolean selectable , boolean ord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Definition.addRepeaterListener( Repeat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Definition.getRepeate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hasRepeate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get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create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Definition.getMi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eaterDefinition.RepeaterDefinition( int initialSize , int minSize , int maxSize , boolean selectable , boolean orderable , boolean enhanced , int initialPage , int pageSize , String customP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Definition.getOrd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getIniti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getCustomP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fireRepeaterEvent( Repeater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Definition.isEnhan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